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84.1pt"/>
    </style:style>
    <style:style style:name="co3" style:family="table-column">
      <style:table-column-properties fo:break-before="auto" style:column-width="95.7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134.31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X_PINK</text:p>
          </table:table-cell>
          <table:table-cell office:value-type="string" calcext:value-type="string">
            <text:p>X_GREEN</text:p>
          </table:table-cell>
          <table:table-cell office:value-type="string" calcext:value-type="string">
            <text:p>BETA_INITIAL</text:p>
          </table:table-cell>
          <table:table-cell office:value-type="string" calcext:value-type="string">
            <text:p>U_START</text:p>
          </table:table-cell>
          <table:table-cell office:value-type="string" calcext:value-type="string">
            <text:p>DATA_FILE</text:p>
          </table:table-cell>
          <table:table-cell office:value-type="string" calcext:value-type="string">
            <text:p>VIDEO</text:p>
          </table:table-cell>
          <table:table-cell table:style-name="Default" office:value-type="string" calcext:value-type="string">
            <text:p>RUN_TIME</text:p>
          </table:table-cell>
          <table:table-cell office:value-type="string" calcext:value-type="string">
            <text:p>SUCCESS?</text:p>
          </table:table-cell>
          <table:table-cell office:value-type="string" calcext:value-type="string">
            <text:p>SCORE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8.csv</text:p>
          </table:table-cell>
          <table:table-cell office:value-type="float" office:value="1000368" calcext:value-type="float">
            <text:p>1000368</text:p>
          </table:table-cell>
          <table:table-cell office:value-type="time" office:time-value="PT14H47M00S" calcext:value-type="time">
            <text:p>02:47:00 PM</text:p>
          </table:table-cell>
          <table:table-cell office:value-type="string" calcext:value-type="string">
            <text:p>“I think so”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9.csv</text:p>
          </table:table-cell>
          <table:table-cell table:formula="of:=[.F2]+1" office:value-type="float" office:value="1000369" calcext:value-type="float">
            <text:p>1000369</text:p>
          </table:table-cell>
          <table:table-cell office:value-type="time" office:time-value="PT14H53M00S" calcext:value-type="time">
            <text:p>02:5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0.csv</text:p>
          </table:table-cell>
          <table:table-cell table:formula="of:=[.F3]+1" office:value-type="float" office:value="1000370" calcext:value-type="float">
            <text:p>1000370</text:p>
          </table:table-cell>
          <table:table-cell office:value-type="time" office:time-value="PT38H53M00S" calcext:value-type="time">
            <text:p>02:53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1.csv</text:p>
          </table:table-cell>
          <table:table-cell table:formula="of:=[.F4]+1" office:value-type="float" office:value="1000371" calcext:value-type="float">
            <text:p>1000371</text:p>
          </table:table-cell>
          <table:table-cell office:value-type="time" office:time-value="PT62H53M00S" calcext:value-type="time">
            <text:p>02:5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2.csv</text:p>
          </table:table-cell>
          <table:table-cell table:formula="of:=[.F5]+1" office:value-type="float" office:value="1000372" calcext:value-type="float">
            <text:p>1000372</text:p>
          </table:table-cell>
          <table:table-cell office:value-type="time" office:time-value="PT86H53M00S" calcext:value-type="time">
            <text:p>02:53:00 PM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3.csv</text:p>
          </table:table-cell>
          <table:table-cell table:formula="of:=[.F6]+1" office:value-type="float" office:value="1000373" calcext:value-type="float">
            <text:p>1000373</text:p>
          </table:table-cell>
          <table:table-cell office:value-type="time" office:time-value="PT110H53M00S" calcext:value-type="time">
            <text:p>02:53:00 PM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4.csv</text:p>
          </table:table-cell>
          <table:table-cell office:value-type="float" office:value="1000375" calcext:value-type="float">
            <text:p>1000375</text:p>
          </table:table-cell>
          <table:table-cell office:value-type="time" office:time-value="PT134H53M00S" calcext:value-type="time">
            <text:p>02:53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5.csv</text:p>
          </table:table-cell>
          <table:table-cell office:value-type="float" office:value="1000376" calcext:value-type="float">
            <text:p>1000376</text:p>
          </table:table-cell>
          <table:table-cell office:value-type="time" office:time-value="PT158H53M00S" calcext:value-type="time">
            <text:p>02:53:0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6.csv</text:p>
          </table:table-cell>
          <table:table-cell office:value-type="float" office:value="1000377" calcext:value-type="float">
            <text:p>1000377</text:p>
          </table:table-cell>
          <table:table-cell office:value-type="time" office:time-value="PT182H53M00S" calcext:value-type="time">
            <text:p>02:53:00 PM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7.csv</text:p>
          </table:table-cell>
          <table:table-cell office:value-type="float" office:value="1000378" calcext:value-type="float">
            <text:p>1000378</text:p>
          </table:table-cell>
          <table:table-cell office:value-type="time" office:time-value="PT206H53M00S" calcext:value-type="time">
            <text:p>02:53:00 PM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8.csv</text:p>
          </table:table-cell>
          <table:table-cell office:value-type="float" office:value="1000001" calcext:value-type="float">
            <text:p>1000001</text:p>
          </table:table-cell>
          <table:table-cell office:value-type="time" office:time-value="PT230H53M00S" calcext:value-type="time">
            <text:p>02:53:00 PM</text:p>
          </table:table-cell>
          <table:table-cell office:value-type="string" calcext:value-type="string">
            <text:p>“Yaaay”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qual Beta</text:p>
          </table:table-cell>
          <table:table-cell office:value-type="string" calcext:value-type="string">
            <text:p>1&lt; </text:p>
          </table:table-cell>
          <table:table-cell office:value-type="string" calcext:value-type="string">
            <text:p>Data_Run_17.csv</text:p>
          </table:table-cell>
          <table:table-cell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8" table:number-columns-repeated="3" table:default-cell-style-name="Default"/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ANGULAR</text:p>
          </table:table-cell>
          <table:table-cell office:value-type="string" calcext:value-type="string">
            <text:p>CLOCK?</text:p>
          </table:table-cell>
        </table:table-row>
        <table:table-row table:style-name="ro1"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1T14:44:46.281574437</meta:creation-date>
    <dc:date>2018-08-03T12:12:18.513020010</dc:date>
    <meta:editing-duration>P1DT20H24M20S</meta:editing-duration>
    <meta:editing-cycles>1</meta:editing-cycles>
    <meta:document-statistic meta:table-count="2" meta:cell-count="119" meta:object-count="0"/>
    <meta:generator>LibreOffice/5.1.6.2$Linux_X86_64 LibreOffice_project/10m0$Build-2</meta:generator>
  </office:meta>
</office:document-meta>
</file>